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7218" officeooo:paragraph-rsid="0008d58e"/>
    </style:style>
    <style:style style:name="P2" style:family="paragraph" style:parent-style-name="Standard">
      <style:paragraph-properties fo:text-align="center" style:justify-single-word="false"/>
      <style:text-properties officeooo:rsid="00177218" officeooo:paragraph-rsid="0008d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Щотижневий звіт №7</text:p>
      <text:p text:style-name="P2"/>
      <text:p text:style-name="P2"/>
      <text:p text:style-name="P1">1. Виправила помилки, які створювали проблеми з отриманням даних.</text:p>
      <text:p text:style-name="P1"/>
      <text:p text:style-name="P1">2. Працюю над створенням нової бази даних через неврахування того, яка інформація може ще бути корисною.</text:p>
      <text:p text:style-name="P1"/>
      <text:p text:style-name="P1">3. Працюю над більш ефективним методом отримання даних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0:07:30.775287597</meta:creation-date>
    <dc:date>2018-04-01T00:08:17.626885548</dc:date>
    <meta:editing-duration>PT47S</meta:editing-duration>
    <meta:editing-cycles>1</meta:editing-cycles>
    <meta:document-statistic meta:table-count="0" meta:image-count="0" meta:object-count="0" meta:page-count="1" meta:paragraph-count="4" meta:word-count="36" meta:character-count="243" meta:non-whitespace-character-count="210"/>
    <meta:generator>LibreOffice/5.3.6.1$Linux_X86_64 LibreOffice_project/30$Build-1</meta:generator>
  </office:meta>
</office:document-meta>
</file>